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orbital_period</text:p>
          </table:table-cell>
          <table:table-cell office:value-type="string">
            <text:p>year_multiplier</text:p>
          </table:table-cell>
          <table:table-cell office:value-type="string">
            <text:p>demonym</text:p>
          </table:table-cell>
          <table:table-cell office:value-type="string">
            <text:p>day_length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87.969">
            <text:p>87.969</text:p>
          </table:table-cell>
          <table:table-cell table:formula="of:=365/[.B2]" office:value-type="float" office:value="4.14918891882368">
            <text:p>4.1491889188</text:p>
          </table:table-cell>
          <table:table-cell office:value-type="string">
            <text:p>hermean</text:p>
          </table:table-cell>
          <table:table-cell office:value-type="float" office:value="58.646">
            <text:p>58.64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24.7">
            <text:p>224.7</text:p>
          </table:table-cell>
          <table:table-cell table:formula="of:=365/[.B3]" office:value-type="float" office:value="1.6243880729862">
            <text:p>1.624388073</text:p>
          </table:table-cell>
          <table:table-cell office:value-type="string">
            <text:p>venusian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float" office:value="365.25">
            <text:p>365.25</text:p>
          </table:table-cell>
          <table:table-cell table:formula="of:=365/[.B4]" office:value-type="float" office:value="0.999315537303217">
            <text:p>0.9993155373</text:p>
          </table:table-cell>
          <table:table-cell office:value-type="string">
            <text:p>terra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rs</text:p>
          </table:table-cell>
          <table:table-cell office:value-type="float" office:value="687">
            <text:p>687</text:p>
          </table:table-cell>
          <table:table-cell table:formula="of:=365/[.B5]" office:value-type="float" office:value="0.531295487627365">
            <text:p>0.5312954876</text:p>
          </table:table-cell>
          <table:table-cell office:value-type="string">
            <text:p>martian</text:p>
          </table:table-cell>
          <table:table-cell table:formula="of:=24.66/24" office:value-type="float" office:value="1.0275">
            <text:p>1.027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4332.59">
            <text:p>4332.59</text:p>
          </table:table-cell>
          <table:table-cell table:formula="of:=365/[.B6]" office:value-type="float" office:value="0.0842452205262903">
            <text:p>0.0842452205</text:p>
          </table:table-cell>
          <table:table-cell office:value-type="string">
            <text:p>jovian</text:p>
          </table:table-cell>
          <table:table-cell office:value-type="float" office:value="0.415">
            <text:p>0.41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10759">
            <text:p>10759</text:p>
          </table:table-cell>
          <table:table-cell table:formula="of:=365/[.B7]" office:value-type="float" office:value="0.0339250859745329">
            <text:p>0.033925086</text:p>
          </table:table-cell>
          <table:table-cell office:value-type="string">
            <text:p>saturnian</text:p>
          </table:table-cell>
          <table:table-cell office:value-type="float" office:value="0.444">
            <text:p>0.44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30688.5">
            <text:p>30688.5</text:p>
          </table:table-cell>
          <table:table-cell table:formula="of:=365/[.B8]" office:value-type="float" office:value="0.0118937061114098">
            <text:p>0.0118937061</text:p>
          </table:table-cell>
          <table:table-cell office:value-type="string">
            <text:p>uranian</text:p>
          </table:table-cell>
          <table:table-cell office:value-type="float" office:value="0.718">
            <text:p>0.71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60182">
            <text:p>60182</text:p>
          </table:table-cell>
          <table:table-cell table:formula="of:=365/[.B9]" office:value-type="float" office:value="0.00606493635970888">
            <text:p>0.0060649364</text:p>
          </table:table-cell>
          <table:table-cell office:value-type="string">
            <text:p>neptunian</text:p>
          </table:table-cell>
          <table:table-cell office:value-type="float" office:value="0.67">
            <text:p>0.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12/30/2019</text:date>, <text:time>23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y Schneider</meta:initial-creator>
    <meta:creation-date>2019-12-30T22:27:25.96</meta:creation-date>
    <dc:date>2019-12-30T23:08:52.27</dc:date>
    <dc:creator>Cory Schneider</dc:creator>
    <meta:editing-duration>PT26M15S</meta:editing-duration>
    <meta:editing-cycles>3</meta:editing-cycles>
    <meta:generator>OpenOffice/4.1.6$Win32 OpenOffice.org_project/416m1$Build-9790</meta:generator>
    <meta:document-statistic meta:table-count="3" meta:cell-count="45" meta:object-count="0"/>
  </office:meta>
</office:document-meta>
</file>